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5in"/>
    </style:style>
    <style:style style:name="co2" style:family="table-column">
      <style:table-column-properties fo:break-before="auto" style:column-width="1.58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istribution" table:style-name="ta1">
        <table:shapes>
          <draw:frame draw:z-index="0" draw:style-name="gr1" draw:text-style-name="P1" svg:width="6.2988in" svg:height="3.5429in" svg:x="2.7795in" svg:y="10.7059in">
            <draw:object draw:notify-on-update-of-ranges="distribution.A1:distribution.A1 distribution.A2:distribution.A102 distribution.B1:distribution.B1 distribution.B2:distribution.B1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ercentage used</text:p>
          </table:table-cell>
          <table:table-cell office:value-type="string" calcext:value-type="string">
            <text:p>pro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99999999999998" calcext:value-type="float">
            <text:p>0.9999999999999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99999999999992" calcext:value-type="float">
            <text:p>0.99999999999999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99999999999966" calcext:value-type="float">
            <text:p>0.99999999999996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99999999999865" calcext:value-type="float">
            <text:p>0.99999999999986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999999999999492" calcext:value-type="float">
            <text:p>0.9999999999994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99999999998188" calcext:value-type="float">
            <text:p>0.99999999999818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999999999993842" calcext:value-type="float">
            <text:p>0.99999999999384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999999999980014" calcext:value-type="float">
            <text:p>0.99999999998001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999999999937927" calcext:value-type="float">
            <text:p>0.9999999999379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999999999815173" calcext:value-type="float">
            <text:p>0.99999999981517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999999999471464" calcext:value-type="float">
            <text:p>0.99999999947146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999999998546092" calcext:value-type="float">
            <text:p>0.99999999854609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99999999614698" calcext:value-type="float">
            <text:p>0.9999999961469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999999990149199" calcext:value-type="float">
            <text:p>0.99999999014919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999999975671798" calcext:value-type="float">
            <text:p>0.99999997567179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99999941891196" calcext:value-type="float">
            <text:p>0.99999994189119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999999865612416" calcext:value-type="float">
            <text:p>0.9999998656124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999999698752584" calcext:value-type="float">
            <text:p>0.99999969875258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999999344807488" calcext:value-type="float">
            <text:p>0.99999934480748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999998616096995" calcext:value-type="float">
            <text:p>0.99999861609699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99997158676008" calcext:value-type="float">
            <text:p>0.99999715867600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99994324801868" calcext:value-type="float">
            <text:p>0.99999432480186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9998896341836" calcext:value-type="float">
            <text:p>0.9999889634183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99979087185581" calcext:value-type="float">
            <text:p>0.99997908718558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999961360613927" calcext:value-type="float">
            <text:p>0.99996136061392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999930339113533" calcext:value-type="float">
            <text:p>0.99993033911353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999877375576275" calcext:value-type="float">
            <text:p>0.99987737557627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999789103014178" calcext:value-type="float">
            <text:p>0.99978910301417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999645403494486" calcext:value-type="float">
            <text:p>0.99964540349448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999416790622247" calcext:value-type="float">
            <text:p>0.99941679062224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999061170598766" calcext:value-type="float">
            <text:p>0.99906117059876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998520009693467" calcext:value-type="float">
            <text:p>0.99852000969346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997714025366427" calcext:value-type="float">
            <text:p>0.99771402536642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99653863155616" calcext:value-type="float">
            <text:p>0.9965386315561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994859497541494" calcext:value-type="float">
            <text:p>0.99485949754149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992508709920961" calcext:value-type="float">
            <text:p>0.99250870992096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989282138677089" calcext:value-type="float">
            <text:p>0.98928213867708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984938677387266" calcext:value-type="float">
            <text:p>0.98493867738726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979202030400708" calcext:value-type="float">
            <text:p>0.97920203040070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97176563615887" calcext:value-type="float">
            <text:p>0.9717656361588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962301134396536" calcext:value-type="float">
            <text:p>0.96230113439653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950470507193611" calcext:value-type="float">
            <text:p>0.95047050719361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935941666768968" calcext:value-type="float">
            <text:p>0.93594166676896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918406859359908" calcext:value-type="float">
            <text:p>0.91840685935990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897602850569516" calcext:value-type="float">
            <text:p>0.89760285056951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873331506980733" calcext:value-type="float">
            <text:p>0.87333150698073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845479145485374" calcext:value-type="float">
            <text:p>0.84547914548537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814032930893861" calcext:value-type="float">
            <text:p>0.81403293089386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779092692458832" calcext:value-type="float">
            <text:p>0.77909269245883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740876806670599" calcext:value-type="float">
            <text:p>0.74087680667059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699721237360022" calcext:value-type="float">
            <text:p>0.69972123736002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656071391121639" calcext:value-type="float">
            <text:p>0.65607139112163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610467074156174" calcext:value-type="float">
            <text:p>0.61046707415617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56352145375051" calcext:value-type="float">
            <text:p>0.5635214537505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515895462034626" calcext:value-type="float">
            <text:p>0.51589546203462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468269470318925" calcext:value-type="float">
            <text:p>0.46826947031892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421314267218745" calcext:value-type="float">
            <text:p>0.42131426721874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375663375315793" calcext:value-type="float">
            <text:p>0.37566337531579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31888547463625" calcext:value-type="float">
            <text:p>0.33188854746362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290479926522457" calcext:value-type="float">
            <text:p>0.29047992652245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251831880310688" calcext:value-type="float">
            <text:p>0.25183188031068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216234995641925" calcext:value-type="float">
            <text:p>0.21623499564192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183874191397605" calcext:value-type="float">
            <text:p>0.18387419139760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154832443998872" calcext:value-type="float">
            <text:p>0.15483244399887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129099250101245" calcext:value-type="float">
            <text:p>0.12909925010124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06582705440824" calcext:value-type="float">
            <text:p>0.10658270544082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871239631417009" calcext:value-type="float">
            <text:p>0.087123963141700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705128416668367" calcext:value-type="float">
            <text:p>0.070512841666836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565034621097268" calcext:value-type="float">
            <text:p>0.056503462109726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448289791454605" calcext:value-type="float">
            <text:p>0.044828979145460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352146990572456" calcext:value-type="float">
            <text:p>0.035214699057245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273891222412501" calcext:value-type="float">
            <text:p>0.027389122241250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210926811249395" calcext:value-type="float">
            <text:p>0.021092681124939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160841484187811" calcext:value-type="float">
            <text:p>0.016084148418781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121448530319152" calcext:value-type="float">
            <text:p>0.012144853031915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908095661990804" calcext:value-type="float">
            <text:p>0.0090809566199080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0672411322605669" calcext:value-type="float">
            <text:p>0.0067241132260566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0493086281769171" calcext:value-type="float">
            <text:p>0.0049308628176917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358110444580336" calcext:value-type="float">
            <text:p>0.0035811044458033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257596523269536" calcext:value-type="float">
            <text:p>0.0025759652326953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183533633882654" calcext:value-type="float">
            <text:p>0.0018353363388265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129529443704685" calcext:value-type="float">
            <text:p>0.0012952944370468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0905573476999903" calcext:value-type="float">
            <text:p>0.00090557347699990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00627201362680497" calcext:value-type="float">
            <text:p>0.00062720136268049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0430372594979869" calcext:value-type="float">
            <text:p>0.00043037259497986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292592457589463" calcext:value-type="float">
            <text:p>0.0002925924575894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13T11:07:40.744282461</dc:date>
    <meta:editing-duration>PT6M32S</meta:editing-duration>
    <meta:editing-cycles>1</meta:editing-cycles>
    <meta:document-statistic meta:table-count="1" meta:cell-count="204" meta:object-count="1"/>
    <meta:generator>LibreOffice/7.3.6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distribution.A1:distribution.B102" chart:data-source-has-labels="row" svg:x="0.32cm" svg:y="0.18cm" svg:width="15.36cm" svg:height="7.659cm">
          <chart:coordinate-region svg:x="1.047cm" svg:y="0.38cm" svg:width="14.353cm" svg:height="6.812cm"/>
          <chart:axis chart:dimension="x" chart:name="primary-x" chart:style-name="ch3">
            <chart:title svg:x="6.752cm" svg:y="8.019cm" chart:style-name="ch4">
              <text:p>% Memory Used</text:p>
            </chart:title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istribution.B2:distribution.B102" chart:label-cell-address="distribution.B1:distribution.B1" chart:class="chart:scatter">
            <chart:domain table:cell-range-address="distribution.A2:distribution.A102"/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rob</text:p>
                <draw:g>
                  <svg:desc>distribution.B1:distribution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istribution.A2:distribution.A102</svg:desc>
                </draw:g>
              </table:table-cell>
              <table:table-cell office:value-type="float" office:value="1">
                <text:p>1</text:p>
                <draw:g>
                  <svg:desc>distribution.B2:distribution.B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999999999999998">
                <text:p>0.9999999999999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999999999999992">
                <text:p>0.9999999999999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999999999999966">
                <text:p>0.9999999999999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999999999999865">
                <text:p>0.9999999999998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999999999999492">
                <text:p>0.9999999999994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999999999998188">
                <text:p>0.9999999999981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999999999993842">
                <text:p>0.9999999999938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999999999980014">
                <text:p>0.9999999999800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999999999937927">
                <text:p>0.9999999999379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999999999815173">
                <text:p>0.9999999998151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999999999471464">
                <text:p>0.9999999994714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999999998546092">
                <text:p>0.9999999985460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99999999614698">
                <text:p>0.999999996146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999999990149199">
                <text:p>0.9999999901491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999999975671798">
                <text:p>0.9999999756717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999999941891196">
                <text:p>0.9999999418911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999999865612416">
                <text:p>0.9999998656124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999999698752584">
                <text:p>0.9999996987525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999999344807488">
                <text:p>0.9999993448074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999998616096995">
                <text:p>0.9999986160969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999997158676008">
                <text:p>0.9999971586760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999994324801868">
                <text:p>0.9999943248018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99998896341836">
                <text:p>0.999988963418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999979087185581">
                <text:p>0.9999790871855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999961360613927">
                <text:p>0.9999613606139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999930339113533">
                <text:p>0.9999303391135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999877375576275">
                <text:p>0.9998773755762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999789103014178">
                <text:p>0.9997891030141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999645403494486">
                <text:p>0.9996454034944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999416790622247">
                <text:p>0.9994167906222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999061170598766">
                <text:p>0.9990611705987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998520009693467">
                <text:p>0.9985200096934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997714025366427">
                <text:p>0.9977140253664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99653863155616">
                <text:p>0.996538631556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994859497541494">
                <text:p>0.9948594975414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992508709920961">
                <text:p>0.9925087099209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989282138677089">
                <text:p>0.9892821386770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984938677387266">
                <text:p>0.9849386773872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979202030400708">
                <text:p>0.9792020304007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97176563615887">
                <text:p>0.9717656361588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962301134396536">
                <text:p>0.9623011343965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950470507193611">
                <text:p>0.9504705071936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935941666768968">
                <text:p>0.9359416667689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918406859359908">
                <text:p>0.9184068593599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897602850569516">
                <text:p>0.8976028505695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873331506980733">
                <text:p>0.8733315069807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845479145485374">
                <text:p>0.8454791454853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814032930893861">
                <text:p>0.8140329308938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779092692458832">
                <text:p>0.7790926924588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740876806670599">
                <text:p>0.7408768066705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699721237360022">
                <text:p>0.6997212373600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656071391121639">
                <text:p>0.6560713911216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610467074156174">
                <text:p>0.6104670741561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56352145375051">
                <text:p>0.563521453750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515895462034626">
                <text:p>0.5158954620346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468269470318925">
                <text:p>0.4682694703189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421314267218745">
                <text:p>0.4213142672187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375663375315793">
                <text:p>0.3756633753157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331888547463625">
                <text:p>0.3318885474636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290479926522457">
                <text:p>0.29047992652245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251831880310688">
                <text:p>0.2518318803106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216234995641925">
                <text:p>0.2162349956419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183874191397605">
                <text:p>0.1838741913976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154832443998872">
                <text:p>0.1548324439988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129099250101245">
                <text:p>0.1290992501012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106582705440824">
                <text:p>0.1065827054408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0871239631417009">
                <text:p>0.08712396314170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0705128416668367">
                <text:p>0.07051284166683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0565034621097268">
                <text:p>0.05650346210972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0448289791454605">
                <text:p>0.04482897914546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0352146990572456">
                <text:p>0.03521469905724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0273891222412501">
                <text:p>0.02738912224125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0210926811249395">
                <text:p>0.02109268112493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0160841484187811">
                <text:p>0.01608414841878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0121448530319152">
                <text:p>0.01214485303191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00908095661990804">
                <text:p>0.0090809566199080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00672411322605669">
                <text:p>0.0067241132260566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00493086281769171">
                <text:p>0.004930862817691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00358110444580336">
                <text:p>0.003581104445803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00257596523269536">
                <text:p>0.002575965232695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00183533633882654">
                <text:p>0.001835336338826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00129529443704685">
                <text:p>0.0012952944370468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000905573476999903">
                <text:p>0.0009055734769999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000627201362680497">
                <text:p>0.0006272013626804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000430372594979869">
                <text:p>0.00043037259497986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000292592457589463">
                <text:p>0.0002925924575894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